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3.306cm" fo:min-width="4.199cm"/>
    </style:style>
    <style:style style:name="gr2" style:family="graphic" style:parent-style-name="standard">
      <style:graphic-properties draw:opacity="50%" draw:opacity-name="" draw:textarea-horizontal-align="justify" draw:textarea-vertical-align="middle" draw:auto-grow-height="false" fo:min-height="6.227cm" fo:min-width="4.199cm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8.95cm" fo:min-width="7.174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d2dee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471cm" fo:min-width="1.32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471cm" fo:min-width="2.953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fff200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draw:textarea-horizontal-align="left" draw:auto-grow-width="true" fo:min-height="0.554cm" fo:min-width="3.092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72bf44" fo:padding-top="0.142cm" fo:padding-bottom="0.142cm" fo:padding-left="0.267cm" fo:padding-right="0.26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textarea-horizontal-align="left" draw:auto-grow-width="true" fo:min-height="0.471cm" fo:min-width="2.3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554cm" fo:min-width="3.5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554cm" fo:min-width="6.475cm" fo:padding-top="0cm" fo:padding-bottom="0cm" fo:padding-left="0cm" fo:padding-right="0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solid" draw:fill-color="#d2deee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200"/>
    </style:style>
    <style:style style:name="P8" style:family="paragraph">
      <loext:graphic-properties draw:fill="solid" draw:fill-color="#72bf44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color="#002342"/>
    </style:style>
    <style:style style:name="P12" style:family="paragraph">
      <loext:graphic-properties draw:fill="none"/>
      <style:paragraph-properties fo:text-align="center"/>
      <style:text-properties fo:color="#002342"/>
    </style:style>
    <style:style style:name="T1" style:family="text">
      <style:text-properties fo:font-variant="normal" fo:text-transform="none" fo:color="#000000" style:font-name="Arial" fo:font-size="12pt" fo:font-style="normal" fo:font-weight="100"/>
    </style:style>
    <style:style style:name="T2" style:family="text">
      <style:text-properties fo:font-variant="normal" fo:text-transform="none" fo:color="#000000" style:font-name="Arial" fo:font-size="12pt" fo:font-style="normal" fo:font-weight="100" style:font-size-asian="12pt" style:font-size-complex="12pt"/>
    </style:style>
    <style:style style:name="T3" style:family="text">
      <style:text-properties fo:font-variant="normal" fo:text-transform="none" fo:color="#002342" style:font-name="Arial" fo:font-size="12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4.699cm" svg:height="3.556cm" svg:x="13.881cm" svg:y="19.3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6.477cm" svg:x="0.254cm" svg:y="17.0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7.674cm" svg:height="9.2cm" svg:x="0.327cm" svg:y="0.889cm">
          <text:p/>
          <draw:enhanced-geometry svg:viewBox="0 0 21600 21600" draw:type="rectangle" draw:enhanced-path="M 0 0 L 21600 0 21600 21600 0 21600 0 0 Z N"/>
        </draw:custom-shape>
        <draw:polygon draw:style-name="gr4" draw:text-style-name="P3" xml:id="id1" draw:id="id1" draw:layer="layout" svg:width="3.81cm" svg:height="1.235cm" svg:x="14.294cm" svg:y="14.283cm" svg:viewBox="0 0 3811 1236" draw:points="0,0 3811,0 3811,1236 0,1236">
          <text:p/>
        </draw:polygon>
        <draw:polygon draw:style-name="gr4" draw:text-style-name="P3" xml:id="id8" draw:id="id8" draw:layer="layout" svg:width="3.81cm" svg:height="1.235cm" svg:x="25.321cm" svg:y="14.249cm" svg:viewBox="0 0 3811 1236" draw:points="0,0 3811,0 3811,1236 0,1236">
          <text:p/>
        </draw:polygon>
        <draw:frame draw:style-name="gr5" draw:text-style-name="P4" draw:layer="layout" svg:width="0.002cm" svg:height="0.937cm" svg:x="17.42cm" svg:y="14.364cm">
          <draw:text-box>
            <text:p/>
          </draw:text-box>
        </draw:frame>
        <draw:frame draw:style-name="gr6" draw:text-style-name="P6" draw:layer="layout" svg:width="1.327cm" svg:height="0.471cm" svg:x="15.762cm" svg:y="14.664cm">
          <draw:text-box>
            <text:p text:style-name="P5"><text:span text:style-name="T1">Obs</text:span></text:p>
          </draw:text-box>
        </draw:frame>
        <draw:frame draw:style-name="gr5" draw:text-style-name="P4" draw:layer="layout" svg:width="0.002cm" svg:height="0.937cm" svg:x="27.168cm" svg:y="14.33cm">
          <draw:text-box>
            <text:p/>
          </draw:text-box>
        </draw:frame>
        <draw:frame draw:style-name="gr7" draw:text-style-name="P4" draw:layer="layout" svg:width="2.953cm" svg:height="0.471cm" svg:x="25.597cm" svg:y="14.63cm">
          <draw:text-box>
            <text:p text:style-name="P5"><text:span text:style-name="T1">azure_uploa</text:span><text:span text:style-name="T1">d 1</text:span></text:p>
          </draw:text-box>
        </draw:frame>
        <draw:frame draw:style-name="gr5" draw:text-style-name="P4" draw:layer="layout" svg:width="0.002cm" svg:height="0.937cm" svg:x="15.195cm" svg:y="14.33cm">
          <draw:text-box>
            <text:p/>
          </draw:text-box>
        </draw:frame>
        <draw:polygon draw:style-name="gr8" draw:text-style-name="P7" draw:layer="layout" svg:width="3.81cm" svg:height="1.235cm" svg:x="0.508cm" svg:y="17.885cm" svg:viewBox="0 0 3811 1236" draw:points="0,0 3811,0 3811,1236 0,1236">
          <text:p/>
        </draw:polygon>
        <draw:frame draw:style-name="gr9" draw:text-style-name="P6" draw:layer="layout" svg:width="3.092cm" svg:height="0.554cm" svg:x="0.845cm" svg:y="18.266cm">
          <draw:text-box>
            <text:p text:style-name="P5"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/text:p>
          </draw:text-box>
        </draw:frame>
        <draw:polygon draw:style-name="gr10" draw:text-style-name="P8" draw:layer="layout" svg:width="3.81cm" svg:height="1.235cm" svg:x="0.508cm" svg:y="19.375cm" svg:viewBox="0 0 3811 1236" draw:points="0,0 3811,0 3811,1236 0,1236">
          <text:p/>
        </draw:polygon>
        <draw:frame draw:style-name="gr9" draw:text-style-name="P6" draw:layer="layout" svg:width="3.092cm" svg:height="0.554cm" svg:x="0.845cm" svg:y="19.756cm">
          <draw:text-box>
            <text:p text:style-name="P5"><text:span text:style-name="T1">Q</text:span><text:span text:style-name="T1">u</text:span><text:span text:style-name="T1">e</text:span><text:span text:style-name="T1">u</text:span><text:span text:style-name="T1">e</text:span></text:p>
          </draw:text-box>
        </draw:frame>
        <draw:polygon draw:style-name="gr4" draw:text-style-name="P3" draw:layer="layout" svg:width="3.81cm" svg:height="1.235cm" svg:x="0.508cm" svg:y="20.899cm" svg:viewBox="0 0 3811 1236" draw:points="0,0 3811,0 3811,1236 0,1236">
          <text:p/>
        </draw:polygon>
        <draw:frame draw:style-name="gr9" draw:text-style-name="P6" draw:layer="layout" svg:width="3.118cm" svg:height="0.554cm" svg:x="0.845cm" svg:y="21.28cm">
          <draw:text-box>
            <text:p text:style-name="P5"><text:span text:style-name="T1">Service instance</text:span></text:p>
          </draw:text-box>
        </draw:frame>
        <draw:polygon draw:style-name="gr8" draw:text-style-name="P7" xml:id="id2" draw:id="id2" draw:layer="layout" svg:width="3.81cm" svg:height="1.235cm" svg:x="14.351cm" svg:y="16.487cm" svg:viewBox="0 0 3811 1236" draw:points="0,0 3811,0 3811,1236 0,1236">
          <text:p/>
        </draw:polygon>
        <draw:frame draw:style-name="gr9" draw:text-style-name="P6" draw:layer="layout" svg:width="3.092cm" svg:height="0.554cm" svg:x="15.788cm" svg:y="16.868cm">
          <draw:text-box>
            <text:p text:style-name="P5"><text:span text:style-name="T1">obs</text:span></text:p>
          </draw:text-box>
        </draw:frame>
        <draw:connector draw:style-name="gr11" draw:text-style-name="P6" draw:layer="layout" svg:x1="16.199cm" svg:y1="15.519cm" svg:x2="16.256cm" svg:y2="16.487cm" draw:start-shape="id1" draw:start-glue-point="2" draw:end-shape="id2" draw:end-glue-point="0" svg:d="M16199 15519v484h57v484" svg:viewBox="0 0 58 969">
          <text:p/>
        </draw:connector>
        <draw:polygon draw:style-name="gr4" draw:text-style-name="P3" xml:id="id5" draw:id="id5" draw:layer="layout" svg:width="3.81cm" svg:height="1.235cm" svg:x="2.28cm" svg:y="14.407cm" svg:viewBox="0 0 3811 1236" draw:points="0,0 3811,0 3811,1236 0,1236">
          <text:p/>
        </draw:polygon>
        <draw:frame draw:style-name="gr5" draw:text-style-name="P4" draw:layer="layout" svg:width="0.002cm" svg:height="0.937cm" svg:x="5.406cm" svg:y="14.488cm">
          <draw:text-box>
            <text:p/>
          </draw:text-box>
        </draw:frame>
        <draw:frame draw:style-name="gr12" draw:text-style-name="P6" draw:layer="layout" svg:width="2.36cm" svg:height="0.471cm" svg:x="3.048cm" svg:y="14.788cm">
          <draw:text-box>
            <text:p text:style-name="P5"><text:span text:style-name="T1">Orchestrator</text:span></text:p>
          </draw:text-box>
        </draw:frame>
        <draw:frame draw:style-name="gr5" draw:text-style-name="P4" draw:layer="layout" svg:width="0.002cm" svg:height="0.937cm" svg:x="3.181cm" svg:y="14.454cm">
          <draw:text-box>
            <text:p/>
          </draw:text-box>
        </draw:frame>
        <draw:polygon draw:style-name="gr8" draw:text-style-name="P7" xml:id="id3" draw:id="id3" draw:layer="layout" svg:width="3.81cm" svg:height="1.235cm" svg:x="2.281cm" svg:y="11.696cm" svg:viewBox="0 0 3811 1236" draw:points="0,0 3811,0 3811,1236 0,1236">
          <text:p/>
        </draw:polygon>
        <draw:frame draw:style-name="gr9" draw:text-style-name="P6" draw:layer="layout" svg:width="3.092cm" svg:height="0.554cm" svg:x="2.618cm" svg:y="12.077cm">
          <draw:text-box>
            <text:p text:style-name="P5"><text:span text:style-name="T1">orchestrator</text:span></text:p>
          </draw:text-box>
        </draw:frame>
        <draw:polygon draw:style-name="gr10" draw:text-style-name="P8" xml:id="id6" draw:id="id6" draw:layer="layout" svg:width="4.624cm" svg:height="1.235cm" svg:x="0.582cm" svg:y="8.242cm" svg:viewBox="0 0 4625 1236" draw:points="0,0 4625,0 4625,1236 0,1236">
          <text:p/>
        </draw:polygon>
        <draw:frame draw:style-name="gr13" draw:text-style-name="P10" draw:layer="layout" svg:width="4.206cm" svg:height="0.554cm" svg:x="0.719cm" svg:y="8.623cm">
          <draw:text-box>
            <text:p text:style-name="P9"><text:span text:style-name="T2">mash.orchestra</text:span><text:span text:style-name="T2">tor.obs</text:span></text:p>
          </draw:text-box>
        </draw:frame>
        <draw:connector draw:style-name="gr11" draw:text-style-name="P6" draw:layer="layout" svg:x1="4.186cm" svg:y1="11.696cm" svg:x2="4.164cm" svg:y2="10.089cm" draw:start-shape="id3" draw:start-glue-point="0" draw:end-shape="id4" draw:end-glue-point="2" svg:d="M4186 11696v-812h-22v-795" svg:viewBox="0 0 23 1608">
          <text:p/>
        </draw:connector>
        <draw:connector draw:style-name="gr11" draw:text-style-name="P6" draw:layer="layout" svg:x1="4.185cm" svg:y1="14.407cm" svg:x2="4.186cm" svg:y2="12.932cm" draw:start-shape="id5" draw:start-glue-point="0" draw:end-shape="id3" draw:end-glue-point="2" svg:d="M4185 14407v-737h1v-738" svg:viewBox="0 0 2 1476">
          <text:p/>
        </draw:connector>
        <draw:polygon draw:style-name="gr10" draw:text-style-name="P8" xml:id="id12" draw:id="id12" draw:layer="layout" svg:width="3.909cm" svg:height="1.235cm" svg:x="14.162cm" svg:y="21.239cm" svg:viewBox="0 0 3910 1236" draw:points="0,0 3910,0 3910,1236 0,1236">
          <text:p/>
        </draw:polygon>
        <draw:frame draw:style-name="gr9" draw:text-style-name="P6" draw:layer="layout" svg:width="3.092cm" svg:height="0.554cm" svg:x="14.499cm" svg:y="21.62cm">
          <draw:text-box>
            <text:p text:style-name="P5"><text:span text:style-name="T1">{ran</text:span><text:span text:style-name="T1">do</text:span><text:span text:style-name="T1">m_</text:span><text:span text:style-name="T1">na</text:span><text:span text:style-name="T1">me}</text:span></text:p>
          </draw:text-box>
        </draw:frame>
        <draw:polygon draw:style-name="gr10" draw:text-style-name="P8" xml:id="id7" draw:id="id7" draw:layer="layout" svg:width="6.782cm" svg:height="1.235cm" svg:x="0.583cm" svg:y="6.642cm" svg:viewBox="0 0 6783 1236" draw:points="0,0 6783,0 6783,1236 0,1236">
          <text:p/>
        </draw:polygon>
        <draw:frame draw:style-name="gr14" draw:text-style-name="P10" draw:layer="layout" svg:width="6.475cm" svg:height="0.554cm" svg:x="0.72cm" svg:y="7.023cm">
          <draw:text-box>
            <text:p text:style-name="P9"><text:span text:style-name="T2">m</text:span><text:span text:style-name="T2">a</text:span><text:span text:style-name="T2">s</text:span><text:span text:style-name="T2">h</text:span><text:span text:style-name="T2">.</text:span><text:span text:style-name="T2">o</text:span><text:span text:style-name="T2">r</text:span><text:span text:style-name="T2">c</text:span><text:span text:style-name="T2">h</text:span><text:span text:style-name="T2">e</text:span><text:span text:style-name="T2">s</text:span><text:span text:style-name="T2">t</text:span><text:span text:style-name="T2">r</text:span><text:span text:style-name="T2">a</text:span><text:span text:style-name="T2">t</text:span><text:span text:style-name="T2">o</text:span><text:span text:style-name="T2">r</text:span><text:span text:style-name="T2">.</text:span><text:span text:style-name="T2">a</text:span><text:span text:style-name="T2">z</text:span><text:span text:style-name="T2">u</text:span><text:span text:style-name="T2">r</text:span><text:span text:style-name="T2">e</text:span><text:span text:style-name="T2">_</text:span><text:span text:style-name="T2">u</text:span><text:span text:style-name="T2">p</text:span><text:span text:style-name="T2">l</text:span><text:span text:style-name="T2">o</text:span><text:span text:style-name="T2">a</text:span><text:span text:style-name="T2">d</text:span></text:p>
          </draw:text-box>
        </draw:frame>
        <draw:polygon draw:style-name="gr10" draw:text-style-name="P8" xml:id="id10" draw:id="id10" draw:layer="layout" svg:width="3.862cm" svg:height="1.235cm" svg:x="0.582cm" svg:y="4.942cm" svg:viewBox="0 0 3863 1236" draw:points="0,0 3863,0 3863,1236 0,1236">
          <text:p/>
        </draw:polygon>
        <draw:frame draw:style-name="gr13" draw:text-style-name="P10" draw:layer="layout" svg:width="3.592cm" svg:height="0.554cm" svg:x="0.719cm" svg:y="5.323cm">
          <draw:text-box>
            <text:p text:style-name="P9"><text:span text:style-name="T2">{</text:span><text:span text:style-name="T2">r</text:span><text:span text:style-name="T2">a</text:span><text:span text:style-name="T2">n</text:span><text:span text:style-name="T2">d</text:span><text:span text:style-name="T2">o</text:span><text:span text:style-name="T2">m</text:span><text:span text:style-name="T2">_</text:span><text:span text:style-name="T2">n</text:span><text:span text:style-name="T2">a</text:span><text:span text:style-name="T2">m</text:span><text:span text:style-name="T2">e</text:span><text:span text:style-name="T2">}</text:span></text:p>
          </draw:text-box>
        </draw:frame>
        <draw:connector draw:style-name="gr11" draw:text-style-name="P6" draw:layer="layout" svg:x1="5.207cm" svg:y1="8.86cm" svg:x2="14.294cm" svg:y2="14.901cm" draw:start-shape="id6" draw:start-glue-point="1" draw:end-shape="id1" draw:end-glue-point="3" svg:d="M5207 8860h4544v6041h4543" svg:viewBox="0 0 9088 6042">
          <text:p/>
        </draw:connector>
        <draw:connector draw:style-name="gr11" draw:text-style-name="P6" draw:layer="layout" draw:line-skew="4.484cm" svg:x1="7.366cm" svg:y1="7.26cm" svg:x2="25.321cm" svg:y2="14.867cm" draw:start-shape="id7" draw:start-glue-point="1" draw:end-shape="id8" draw:end-glue-point="3" svg:d="M7366 7260h13462v7607h4493" svg:viewBox="0 0 17956 7608">
          <text:p/>
        </draw:connector>
        <draw:polygon draw:style-name="gr4" draw:text-style-name="P3" xml:id="id9" draw:id="id9" draw:layer="layout" svg:width="3.81cm" svg:height="1.235cm" svg:x="37.722cm" svg:y="14.249cm" svg:viewBox="0 0 3811 1236" draw:points="0,0 3811,0 3811,1236 0,1236">
          <text:p/>
        </draw:polygon>
        <draw:frame draw:style-name="gr5" draw:text-style-name="P4" draw:layer="layout" svg:width="0.002cm" svg:height="0.937cm" svg:x="39.569cm" svg:y="14.33cm">
          <draw:text-box>
            <text:p/>
          </draw:text-box>
        </draw:frame>
        <draw:frame draw:style-name="gr7" draw:text-style-name="P4" draw:layer="layout" svg:width="2.953cm" svg:height="0.471cm" svg:x="37.998cm" svg:y="14.63cm">
          <draw:text-box>
            <text:p text:style-name="P5"><text:span text:style-name="T1">azure_uploa</text:span><text:span text:style-name="T1">d 2</text:span></text:p>
          </draw:text-box>
        </draw:frame>
        <draw:connector draw:style-name="gr11" draw:text-style-name="P6" draw:layer="layout" draw:line-skew="9.841cm" svg:x1="7.366cm" svg:y1="7.26cm" svg:x2="37.722cm" svg:y2="14.867cm" draw:start-shape="id7" draw:start-glue-point="1" draw:end-shape="id9" draw:end-glue-point="3" svg:d="M7366 7260h25019v7607h5337" svg:viewBox="0 0 30357 7608">
          <text:p/>
        </draw:connector>
        <draw:frame draw:style-name="gr12" draw:text-style-name="P12" draw:layer="layout" svg:width="4.485cm" svg:height="0.471cm" svg:x="9.547cm" svg:y="15.189cm">
          <draw:text-box>
            <text:p text:style-name="P11"><text:span text:style-name="T3">{mash.orchestrat</text:span><text:span text:style-name="T3">or.obs}</text:span></text:p>
          </draw:text-box>
        </draw:frame>
        <draw:frame draw:style-name="gr12" draw:text-style-name="P12" draw:layer="layout" svg:width="2.55cm" svg:height="0.471cm" svg:x="1.27cm" svg:y="22.77cm">
          <draw:text-box>
            <text:p text:style-name="P11"><text:span text:style-name="T3">{</text:span><text:span text:style-name="T3">b</text:span><text:span text:style-name="T3">i</text:span><text:span text:style-name="T3">n</text:span><text:span text:style-name="T3">d</text:span><text:span text:style-name="T3">i</text:span><text:span text:style-name="T3">n</text:span><text:span text:style-name="T3">g</text:span><text:span text:style-name="T3">_</text:span><text:span text:style-name="T3">k</text:span><text:span text:style-name="T3">e</text:span><text:span text:style-name="T3">y</text:span><text:span text:style-name="T3">}</text:span></text:p>
          </draw:text-box>
        </draw:frame>
        <draw:frame draw:style-name="gr12" draw:text-style-name="P12" draw:layer="layout" svg:width="6.377cm" svg:height="0.471cm" svg:x="18.748cm" svg:y="15.19cm">
          <draw:text-box>
            <text:p text:style-name="P11"><text:span text:style-name="T3">{</text:span><text:span text:style-name="T3">m</text:span><text:span text:style-name="T3">as</text:span><text:span text:style-name="T3">h.</text:span><text:span text:style-name="T3">or</text:span><text:span text:style-name="T3">ch</text:span><text:span text:style-name="T3">es</text:span><text:span text:style-name="T3">tr</text:span><text:span text:style-name="T3">at</text:span><text:span text:style-name="T3">or.</text:span><text:span text:style-name="T3">az</text:span><text:span text:style-name="T3">ur</text:span><text:span text:style-name="T3">e</text:span><text:span text:style-name="T3">_</text:span><text:span text:style-name="T3">u</text:span><text:span text:style-name="T3">pl</text:span><text:span text:style-name="T3">o</text:span><text:span text:style-name="T3">a</text:span><text:span text:style-name="T3">d}</text:span></text:p>
          </draw:text-box>
        </draw:frame>
        <draw:frame draw:style-name="gr12" draw:text-style-name="P12" draw:layer="layout" svg:width="6.377cm" svg:height="0.471cm" svg:x="30.861cm" svg:y="15.206cm">
          <draw:text-box>
            <text:p text:style-name="P11"><text:span text:style-name="T3">{mash.orchestrator.azure_upl</text:span><text:span text:style-name="T3">oad}</text:span></text:p>
          </draw:text-box>
        </draw:frame>
        <draw:connector draw:style-name="gr11" draw:text-style-name="P6" draw:layer="layout" svg:x1="4.445cm" svg:y1="5.56cm" svg:x2="27.226cm" svg:y2="14.249cm" draw:start-shape="id10" draw:start-glue-point="1" draw:end-shape="id8" draw:end-glue-point="0" svg:d="M4445 5560h22781v8689" svg:viewBox="0 0 22782 8690">
          <text:p/>
        </draw:connector>
        <draw:connector draw:style-name="gr11" draw:text-style-name="P6" draw:layer="layout" svg:x1="4.445cm" svg:y1="3.76cm" svg:x2="39.627cm" svg:y2="14.249cm" draw:start-shape="id11" draw:start-glue-point="1" draw:end-shape="id9" draw:end-glue-point="0" svg:d="M4445 3760h35182v10489" svg:viewBox="0 0 35183 10490">
          <text:p/>
        </draw:connector>
        <draw:frame draw:style-name="gr12" draw:text-style-name="P12" draw:layer="layout" svg:width="7.63cm" svg:height="0.471cm" svg:x="18.997cm" svg:y="4.755cm">
          <draw:text-box>
            <text:p text:style-name="P11"><text:span text:style-name="T3">{mash.orchestrat</text:span><text:span text:style-name="T3">or.azure_upload.j</text:span><text:span text:style-name="T3">ob_id}</text:span></text:p>
          </draw:text-box>
        </draw:frame>
        <draw:frame draw:style-name="gr12" draw:text-style-name="P12" draw:layer="layout" svg:width="7.63cm" svg:height="0.471cm" svg:x="31.544cm" svg:y="3.014cm">
          <draw:text-box>
            <text:p text:style-name="P11"><text:span text:style-name="T3">{mash.orchestrat</text:span><text:span text:style-name="T3">or.azure_upload.j</text:span><text:span text:style-name="T3">ob_id}</text:span></text:p>
          </draw:text-box>
        </draw:frame>
        <draw:polygon draw:style-name="gr10" draw:text-style-name="P8" xml:id="id11" draw:id="id11" draw:layer="layout" svg:width="3.861cm" svg:height="1.235cm" svg:x="0.583cm" svg:y="3.142cm" svg:viewBox="0 0 3862 1236" draw:points="0,0 3862,0 3862,1236 0,1236">
          <text:p/>
        </draw:polygon>
        <draw:frame draw:style-name="gr13" draw:text-style-name="P10" draw:layer="layout" svg:width="3.592cm" svg:height="0.554cm" svg:x="0.72cm" svg:y="3.523cm">
          <draw:text-box>
            <text:p text:style-name="P9"><text:span text:style-name="T2">{random_name}</text:span></text:p>
          </draw:text-box>
        </draw:frame>
        <draw:polygon draw:style-name="gr10" draw:text-style-name="P8" xml:id="id15" draw:id="id15" draw:layer="layout" svg:width="3.86cm" svg:height="1.235cm" svg:x="0.584cm" svg:y="1.342cm" svg:viewBox="0 0 3861 1236" draw:points="0,0 3861,0 3861,1236 0,1236">
          <text:p/>
        </draw:polygon>
        <draw:frame draw:style-name="gr13" draw:text-style-name="P10" draw:layer="layout" svg:width="3.592cm" svg:height="0.554cm" svg:x="0.721cm" svg:y="1.723cm">
          <draw:text-box>
            <text:p text:style-name="P9"><text:span text:style-name="T2">{r</text:span><text:span text:style-name="T2">a</text:span><text:span text:style-name="T2">n</text:span><text:span text:style-name="T2">d</text:span><text:span text:style-name="T2">o</text:span><text:span text:style-name="T2">m</text:span><text:span text:style-name="T2">_</text:span><text:span text:style-name="T2">n</text:span><text:span text:style-name="T2">a</text:span><text:span text:style-name="T2">m</text:span><text:span text:style-name="T2">e}</text:span></text:p>
          </draw:text-box>
        </draw:frame>
        <draw:polygon draw:style-name="gr10" draw:text-style-name="P8" xml:id="id13" draw:id="id13" draw:layer="layout" svg:width="3.909cm" svg:height="1.235cm" svg:x="14.162cm" svg:y="19.639cm" svg:viewBox="0 0 3910 1236" draw:points="0,0 3910,0 3910,1236 0,1236">
          <text:p/>
        </draw:polygon>
        <draw:frame draw:style-name="gr9" draw:text-style-name="P6" draw:layer="layout" svg:width="3.092cm" svg:height="0.554cm" svg:x="14.499cm" svg:y="20.02cm">
          <draw:text-box>
            <text:p text:style-name="P5"><text:span text:style-name="T1">{random_name}</text:span></text:p>
          </draw:text-box>
        </draw:frame>
        <draw:connector draw:style-name="gr11" draw:text-style-name="P6" draw:layer="layout" svg:x1="18.072cm" svg:y1="21.857cm" svg:x2="39.627cm" svg:y2="15.485cm" draw:start-shape="id12" draw:start-glue-point="1" draw:end-shape="id9" draw:end-glue-point="2" svg:d="M18072 21857h21555v-6372" svg:viewBox="0 0 21556 6373">
          <text:p/>
        </draw:connector>
        <draw:frame draw:style-name="gr12" draw:text-style-name="P12" draw:layer="layout" svg:width="3.376cm" svg:height="0.471cm" svg:x="23.335cm" svg:y="19.441cm">
          <draw:text-box>
            <text:p text:style-name="P11"><text:span text:style-name="T3">{mash.</text:span><text:span text:style-name="T3">obs.jo</text:span><text:span text:style-name="T3">b_id}</text:span></text:p>
          </draw:text-box>
        </draw:frame>
        <draw:connector draw:style-name="gr11" draw:text-style-name="P6" draw:layer="layout" svg:x1="18.072cm" svg:y1="20.257cm" svg:x2="27.226cm" svg:y2="15.485cm" draw:start-shape="id13" draw:start-glue-point="1" draw:end-shape="id8" draw:end-glue-point="2" svg:d="M18072 20257h9154v-4772" svg:viewBox="0 0 9155 4773">
          <text:p/>
        </draw:connector>
        <draw:frame draw:style-name="gr12" draw:text-style-name="P12" draw:layer="layout" svg:width="3.376cm" svg:height="0.471cm" svg:x="35.635cm" svg:y="21.009cm">
          <draw:text-box>
            <text:p text:style-name="P11"><text:span text:style-name="T3">{</text:span><text:span text:style-name="T3">m</text:span><text:span text:style-name="T3">a</text:span><text:span text:style-name="T3">s</text:span><text:span text:style-name="T3">h.</text:span><text:span text:style-name="T3">o</text:span><text:span text:style-name="T3">b</text:span><text:span text:style-name="T3">s.</text:span><text:span text:style-name="T3">jo</text:span><text:span text:style-name="T3">b</text:span><text:span text:style-name="T3">_i</text:span><text:span text:style-name="T3">d}</text:span></text:p>
          </draw:text-box>
        </draw:frame>
        <draw:connector draw:style-name="gr11" draw:text-style-name="P6" draw:layer="layout" svg:x1="16.256cm" svg:y1="17.723cm" svg:x2="16.23cm" svg:y2="19.387cm" draw:start-shape="id2" draw:start-glue-point="2" draw:end-shape="id14" draw:end-glue-point="0" svg:d="M16256 17723v841h-26v823" svg:viewBox="0 0 27 1665">
          <text:p/>
        </draw:connector>
        <draw:connector draw:style-name="gr11" draw:text-style-name="P6" draw:layer="layout" svg:x1="4.445cm" svg:y1="1.96cm" svg:x2="16.199cm" svg:y2="14.283cm" draw:start-shape="id15" draw:start-glue-point="1" draw:end-shape="id1" draw:end-glue-point="0" svg:d="M4445 1960h11754v12323" svg:viewBox="0 0 11755 12324">
          <text:p/>
        </draw:connector>
        <draw:frame draw:style-name="gr12" draw:text-style-name="P12" draw:layer="layout" svg:width="5.738cm" svg:height="0.471cm" svg:x="9.398cm" svg:y="1.307cm">
          <draw:text-box>
            <text:p text:style-name="P11"><text:span text:style-name="T3">{mash.o</text:span><text:span text:style-name="T3">rchestra</text:span><text:span text:style-name="T3">tor.obs.j</text:span><text:span text:style-name="T3">ob_id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616cm" fo:page-height="23.8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9T15:33:03.879229667</dc:date>
    <meta:editing-duration>PT1H11M30S</meta:editing-duration>
    <meta:editing-cycles>15</meta:editing-cycles>
    <meta:generator>LibreOffice/5.4.1.2.0$Linux_X86_64 LibreOffice_project/40m0$Build-2</meta:generator>
    <meta:document-statistic meta:object-count="62"/>
  </office:meta>
</office:document-meta>
</file>